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考えられる拡張要素</text:span></text:p>
      <text:p text:style-name="Standard"/>
      <text:p text:style-name="P1"/>
      <text:p text:style-name="Standard"><text:span text:style-name="T1">コンセプトは以下二つで実装</text:span></text:p>
      <text:p text:style-name="Standard">１．今後、計算方法が増える。（金額の分布、会社IDとの相関性とか複雑なの）</text:p>
      <text:p text:style-name="Standard">２．データの形式が増える。（今回はcsvファイルだが、DBとか）</text:p>
      <text:p text:style-name="Standard"/>
      <text:p text:style-name="Standard"><text:span text:style-name="T1">上記のコンセプトの解決方法</text:span></text:p>
      <text:p text:style-name="Standard">・計算方法には、計算特化したクラス（）を作る</text:p>
      <text:p text:style-name="Standard">・IPersonをIF継承させて、CSVのデータを作成するクラスを作る。新たなデータが生じた場合は、同様にIPersonをIF継承させればよい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810469</meta:initial-creator>
    <dc:creator>12810469</dc:creator>
    <meta:editing-cycles>3</meta:editing-cycles>
    <meta:creation-date>2018-06-28T01:13:00</meta:creation-date>
    <dc:date>2018-06-28T06:22:00</dc:date>
    <meta:editing-duration>PT5H8M</meta:editing-duration>
    <meta:generator>LibreOffice/5.3.2.2$Windows_x86 LibreOffice_project/6cd4f1ef626f15116896b1d8e1398b56da0d0ee1</meta:generator>
    <meta:document-statistic meta:table-count="0" meta:image-count="0" meta:object-count="0" meta:page-count="1" meta:paragraph-count="7" meta:word-count="178" meta:character-count="198" meta:non-whitespace-character-count="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